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彰化縣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107" calcext:value-type="float">
            <text:p>2,107</text:p>
          </table:table-cell>
          <table:table-cell table:style-name="ce4" office:value-type="string" calcext:value-type="string">
            <text:p>60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50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0.8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線西村、頂庄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犁村、頂犁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55.6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3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63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里、洛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3" office:value-type="float" office:value="88" calcext:value-type="float">
            <text:p>8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36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崙村、元中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廈粘村、頂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60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4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2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8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1.3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61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59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1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54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60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0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心村、義民村、二重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村、義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南村、太平村、經口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港村、西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村、庄內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48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8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58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58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69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村、松竹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0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豊村、過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修仁村、源泉村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 table:number-rows-repeated="10479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" style:display-name="PageStyle_彰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2</meta:creation-date>
    <meta:initial-creator>Apache POI</meta:initial-creator>
    <meta:generator>LibreOffice/6.0.7.3$Linux_X86_64 LibreOffice_project/00m0$Build-3</meta:generator>
    <meta:document-statistic meta:table-count="1" meta:cell-count="11878" meta:object-count="0"/>
  </office:meta>
</office:document-meta>
</file>